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xception.ApplicationException( int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Exception.ApplicationException( int error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Exception.setErrorCode( int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